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1f41" officeooo:paragraph-rsid="001f1f4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1f41" officeooo:paragraph-rsid="001f1f4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1f41" officeooo:paragraph-rsid="00234eb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2080a5" officeooo:paragraph-rsid="002080a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080a5" officeooo:paragraph-rsid="002080a5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officeooo:rsid="002080a5" officeooo:paragraph-rsid="002080a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1f41" officeooo:paragraph-rsid="001f1f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4eb6" officeooo:paragraph-rsid="00234eb6" style:font-size-asian="10.5pt" style:font-weight-asian="normal" style:font-size-complex="12pt" style:font-weight-complex="normal"/>
    </style:style>
    <style:style style:name="P10" style:family="paragraph" style:parent-style-name="Standard" style:list-style-name="L11">
      <style:paragraph-properties fo:text-align="start" style:justify-single-word="false"/>
      <style:text-properties fo:font-size="12pt" fo:font-weight="normal" officeooo:rsid="00234eb6" officeooo:paragraph-rsid="00234e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b081" officeooo:paragraph-rsid="0023b081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bold" officeooo:rsid="002080a5" officeooo:paragraph-rsid="002080a5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2080a5" officeooo:paragraph-rsid="002080a5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23b081" officeooo:paragraph-rsid="0023b081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080a5" officeooo:paragraph-rsid="002080a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1c959" officeooo:paragraph-rsid="0021c95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1c959" officeooo:paragraph-rsid="0021c95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23e05" officeooo:paragraph-rsid="00223e0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23e05" officeooo:paragraph-rsid="00223e0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23e05" officeooo:paragraph-rsid="00223e0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23e05" officeooo:paragraph-rsid="002347e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34eb6" officeooo:paragraph-rsid="00234eb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3b081" officeooo:paragraph-rsid="0023b08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3b081" officeooo:paragraph-rsid="0023b08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3b081" officeooo:paragraph-rsid="0023b08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2080a5"/>
    </style:style>
    <style:style style:name="P27" style:family="paragraph" style:parent-style-name="Standard">
      <style:paragraph-properties fo:text-align="start" style:justify-single-word="false"/>
      <style:text-properties officeooo:paragraph-rsid="002347e2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2347e2"/>
    </style:style>
    <style:style style:name="P29" style:family="paragraph" style:parent-style-name="Standard" style:list-style-name="L7">
      <style:paragraph-properties fo:text-align="start" style:justify-single-word="false"/>
      <style:text-properties officeooo:rsid="002347e2" officeooo:paragraph-rsid="002347e2"/>
    </style:style>
    <style:style style:name="P30" style:family="paragraph" style:parent-style-name="Standard">
      <style:paragraph-properties fo:text-align="start" style:justify-single-word="false"/>
      <style:text-properties officeooo:rsid="002347e2" officeooo:paragraph-rsid="002347e2"/>
    </style:style>
    <style:style style:name="P31" style:family="paragraph" style:parent-style-name="Standard" style:list-style-name="L8">
      <style:paragraph-properties fo:text-align="start" style:justify-single-word="false"/>
      <style:text-properties officeooo:rsid="00234eb6" officeooo:paragraph-rsid="00234eb6"/>
    </style:style>
    <style:style style:name="P32" style:family="paragraph" style:parent-style-name="Standard">
      <style:paragraph-properties fo:text-align="start" style:justify-single-word="false"/>
      <style:text-properties officeooo:rsid="00234eb6" officeooo:paragraph-rsid="00234eb6"/>
    </style:style>
    <style:style style:name="P33" style:family="paragraph" style:parent-style-name="Standard" style:list-style-name="L9">
      <style:paragraph-properties fo:text-align="start" style:justify-single-word="false"/>
      <style:text-properties officeooo:rsid="00234eb6" officeooo:paragraph-rsid="00234eb6"/>
    </style:style>
    <style:style style:name="P34" style:family="paragraph" style:parent-style-name="Standard" style:list-style-name="L10">
      <style:paragraph-properties fo:text-align="start" style:justify-single-word="false"/>
      <style:text-properties officeooo:rsid="00234eb6" officeooo:paragraph-rsid="00234eb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80a5" style:font-weight-asian="normal" style:font-weight-complex="normal"/>
    </style:style>
    <style:style style:name="T3" style:family="text">
      <style:text-properties fo:font-size="12pt" fo:font-weight="normal" officeooo:rsid="002080a5" style:font-size-asian="10.5pt" style:font-weight-asian="normal" style:font-size-complex="12pt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1c959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fo:font-style="italic" style:font-style-asian="italic" style:font-style-complex="italic"/>
    </style:style>
    <style:style style:name="T8" style:family="text">
      <style:text-properties style:text-line-through-style="none" style:text-line-through-type="none" officeooo:rsid="00223e05"/>
    </style:style>
    <style:style style:name="T9" style:family="text">
      <style:text-properties style:text-line-through-style="none" style:text-line-through-type="none" officeooo:rsid="002347e2"/>
    </style:style>
    <style:style style:name="T10" style:family="text">
      <style:text-properties style:text-line-through-style="none" style:text-line-through-type="none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text-line-through-style="none" style:text-line-through-type="none" fo:font-size="12pt" fo:font-style="italic" fo:font-weight="normal" officeooo:rsid="002347e2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line-through-style="none" style:text-line-through-type="none" fo:font-size="12pt" fo:font-style="italic" fo:font-weight="normal" officeooo:rsid="00223e05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text-line-through-style="none" style:text-line-through-type="non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fo:font-size="12pt" fo:font-style="normal" fo:font-weight="normal" officeooo:rsid="002347e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fo:font-size="12pt" fo:font-style="normal" fo:font-weight="normal" officeooo:rsid="00223e05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fo:font-size="12pt" fo:font-style="normal" fo:font-weight="normal" officeooo:rsid="00234eb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fo:font-weight="bold" officeooo:rsid="002347e2" style:font-weight-asian="bold" style:font-weight-complex="bold"/>
    </style:style>
    <style:style style:name="T19" style:family="text">
      <style:text-properties style:text-line-through-style="none" style:text-line-through-type="none" fo:font-style="normal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0234eb6" style:font-style-asian="normal" style:font-style-complex="normal"/>
    </style:style>
    <style:style style:name="T21" style:family="text">
      <style:text-properties officeooo:rsid="0025d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а 10. Защита соединения. VPN <text:span text:style-name="T21">(</text:span>DMZ-<text:span text:style-name="T21">)</text:span></text:p>
      <text:p text:style-name="P2">1) Создание туннеля OpenVPN</text:p>
      <text:p text:style-name="P8">VPN – средство, которое поможет предоставить бузопасный доступ к серверам компании сотрудникам, которые находятся вне ее сети и подключаются через общедоступные небезопасные точки доступа. </text:p>
      <text:p text:style-name="P8">Тунели VPN соединяют сети так, словно они локальные. Так, OpenVPN туннель небезопасен, для безопасности применяется шифрование TLS/SSL. И чтобы обеспечить безопасную передау данных нужно настроить сервер OpenVPN и его клиент.</text:p>
      <text:p text:style-name="P8"/>
      <text:p text:style-name="P3">1. Конфигурирование сервера OpenVPN.</text:p>
      <text:p text:style-name="P3"><text:tab/>1.1. Подготовка сервера для OpenVPN</text:p>
      <text:p text:style-name="P3"><text:tab/><text:span text:style-name="T2">Для корректной работы следует открыть порты SSH и OpenVPN:</text:span></text:p>
      <text:list xml:id="list1311440158" text:style-name="L1">
        <text:list-item>
          <text:p text:style-name="P26"><text:span text:style-name="T3">ufw enable</text:span></text:p>
        </text:list-item>
        <text:list-item>
          <text:p text:style-name="P5"><text:span text:style-name="T1">ufw allow 22</text:span></text:p>
        </text:list-item>
        <text:list-item>
          <text:p text:style-name="P5"><text:span text:style-name="T1">ufw allow 1194 – (Порт по умолчанию у OpenVPN)</text:span></text:p>
        </text:list-item>
      </text:list>
      <text:p text:style-name="P6"><text:span text:style-name="T1"><text:tab/>Для перенаправления удаленных <text:s/>клиентов после подключения следует разрешить <text:tab/>внутреннюю маршрутизацию мужду сетевыми интерфейсами.</text:span></text:p>
      <text:list xml:id="list676778004" text:style-name="L2">
        <text:list-item>
          <text:p text:style-name="P7"><text:span text:style-name="T1">Раскомментировать строку (net.ipv4.ip_forward = 1) в </text:span><text:span text:style-name="T4">/etc/sysctl.conf</text:span></text:p>
        </text:list-item>
        <text:list-item>
          <text:p text:style-name="P12"><text:span text:style-name="T1">Запустить : sysctl -p</text:span></text:p>
          <text:p text:style-name="P12"><text:span text:style-name="T1"/></text:p>
        </text:list-item>
      </text:list>
      <text:p text:style-name="P13"><text:span text:style-name="T1"><text:tab/></text:span>1.2 Генерирование ключей шифрования</text:p>
      <text:p text:style-name="P15"><text:tab/>Пакеты openvpn и easy-rsa с примерами файлов шаблонов, которые можно <text:tab/>использовать как основу для конфигурации.<text:span text:style-name="T5">\</text:span></text:p>
      <text:p text:style-name="P16"><text:tab/>Для запуска процесса сертификации:</text:p>
      <text:list xml:id="list4225064143" text:style-name="L3">
        <text:list-item>
          <text:p text:style-name="P17">Копируем каталог шаблона: cp <text:span text:style-name="T6">-r /</text:span><text:span text:style-name="T7">usr/</text:span><text:span text:style-name="T6">share/easy-rsa/ /etc/openvpn/ <text:s/></text:span></text:p>
        </text:list-item>
        <text:list-item>
          <text:p text:style-name="P17"><text:span text:style-name="T6">Переходим: cd /etc/openvpn/easy-rsa</text:span></text:p>
        </text:list-item>
        <text:list-item>
          <text:p text:style-name="P17"><text:span text:style-name="T6">Открываем файл : /etc/openvpn/easy-rsa/vars, редактируем его под свои значения. </text:span><text:span text:style-name="T8">(Значения передадутся в среду оболочки, потом в знач ключей)</text:span></text:p>
        </text:list-item>
        <text:list-item>
          <text:p text:style-name="P18"><text:span text:style-name="T6">Запускаем файл повторно через новую оболочку: sudo . ./vars</text:span></text:p>
        </text:list-item>
        <text:list-item>
          <text:p text:style-name="P18"><text:span text:style-name="T6">Удаляем старые файлы, для генер новых: ./clean-all</text:span></text:p>
        </text:list-item>
        <text:list-item>
          <text:p text:style-name="P18"><text:span text:style-name="T6">Генер корневой сертфикат: ./build-cd</text:span></text:p>
        </text:list-item>
        <text:list-item>
          <text:p text:style-name="P18"><text:span text:style-name="T6">Генерация пакры ключей и сертификата: ./build-key-server server</text:span></text:p>
        </text:list-item>
        <text:list-item>
          <text:p text:style-name="P18"><text:span text:style-name="T6">Устанавливаем п-ры аутентифик: ./build-dh</text:span></text:p>
        </text:list-item>
      </text:list>
      <text:p text:style-name="P19"><text:span text:style-name="T6"><text:tab/>Так, ключи попадут в /</text:span><text:span text:style-name="T7">etc/openvpn/easy-rsa/keys/, </text:span><text:span text:style-name="T6">но OpenVPN не осведомлен об этом и <text:s/><text:tab/>ищет ключи в /etc/openvpn/. Пожтоум следует их туда скопировать:</text:span></text:p>
      <text:list xml:id="list1413203369" text:style-name="L4">
        <text:list-item>
          <text:p text:style-name="P20"><text:span text:style-name="T6">cp /</text:span><text:span text:style-name="T7">etc/openvpn/easy-rsa/keys/server* </text:span><text:span text:style-name="T6">/etc/openvpn/</text:span></text:p>
        </text:list-item>
        <text:list-item>
          <text:p text:style-name="P20"><text:span text:style-name="T6">cp /</text:span><text:span text:style-name="T7">etc/openvpn/easy-rsa/keys/dh2048.pm </text:span><text:span text:style-name="T6">/etc/openvpn/</text:span></text:p>
        </text:list-item>
        <text:list-item>
          <text:p text:style-name="P20"><text:span text:style-name="T6">cp /</text:span><text:span text:style-name="T7">etc/openvpn/easy-rsa/keys/ca.crt </text:span><text:span text:style-name="T6">/etc/openvpn/</text:span></text:p>
        </text:list-item>
      </text:list>
      <text:p text:style-name="P21"><text:span text:style-name="T6"><text:tab/></text:span></text:p>
      <text:p text:style-name="P21"><text:span text:style-name="T9"><text:tab/></text:span><text:span text:style-name="T18">1.3 Подготовка ключей шифрования клиентами</text:span></text:p>
      <text:p text:style-name="P27"><text:span text:style-name="T14"><text:tab/>Генерируем файлы клиента в каталоге </text:span><text:span text:style-name="T15">/</text:span><text:span text:style-name="T12">etc/openvpn/easy-rsa/, </text:span><text:span text:style-name="T11">используя pkitool</text:span></text:p>
      <text:list xml:id="list678346457" text:style-name="L6">
        <text:list-item>
          <text:list>
            <text:list-item>
              <text:list>
                <text:list-item>
                  <text:p text:style-name="P28"><text:span text:style-name="T11">./pkitool client<text:tab/></text:span></text:p>
                </text:list-item>
              </text:list>
            </text:list-item>
          </text:list>
        </text:list-item>
      </text:list>
      <text:p text:style-name="P27"><text:span text:style-name="T11"><text:tab/></text:span><text:span text:style-name="T14">Полученыые файлы ( client.crt, client.key, ca.crt) передаем клиенту:</text:span></text:p>
      <text:list xml:id="list2068220816" text:style-name="L7">
        <text:list-item>
          <text:p text:style-name="P29"><text:span text:style-name="T13">Копируем файл в домашний каталог пользователя и меняем владельца:</text:span></text:p>
          <text:list>
            <text:list-item>
              <text:p text:style-name="P29"><text:span text:style-name="T13">cp /</text:span><text:span text:style-name="T10">etc/openvpn/easy-rsa/keys/{ca.crt,client.{key,crt}} /home/user/</text:span></text:p>
            </text:list-item>
            <text:list-item>
              <text:p text:style-name="P29"><text:span text:style-name="T10">chown user:user /home/user/{ca.crt,client.{key,crt}}</text:span></text:p>
            </text:list-item>
          </text:list>
        </text:list-item>
      </text:list>
      <text:p text:style-name="P30"><text:span text:style-name="T10"><text:tab/></text:span><text:span text:style-name="T13">С набором ключей нужно сообщить серверу, что нужно создать VPN</text:span></text:p>
      <text:p text:style-name="P30"><text:span text:style-name="T13"/></text:p>
      <text:p text:style-name="P30"><text:span text:style-name="T10"><text:tab/></text:span><text:span text:style-name="T17">1.4 Настройка файла server.conf</text:span></text:p>
      <text:p text:style-name="P30"><text:span text:style-name="T17"><text:tab/></text:span><text:span text:style-name="T16">Шаблон конфигураций был установлен с OpenVPN(он может быть в сжатом виде):</text:span></text:p>
      <text:list xml:id="list2598002034" text:style-name="L8">
        <text:list-item>
          <text:p text:style-name="P31"><text:span text:style-name="T13">zcat </text:span><text:span text:style-name="T10">/usr/share/doc/openvpn/examples/sample-config-files/server.conf.gz</text:span><text:span text:style-name="T13"> &gt; </text:span><text:span text:style-name="T10">/etc/openvpn/server.conf</text:span></text:p>
        </text:list-item>
      </text:list>
      <text:p text:style-name="P32"><text:soft-page-break/><text:span text:style-name="T10"><text:tab/></text:span><text:span text:style-name="T13">Если кофнигурация устраивает, можно запускать vpn:</text:span></text:p>
      <text:list xml:id="list3550987444" text:style-name="L9">
        <text:list-item>
          <text:p text:style-name="P33"><text:span text:style-name="T13">systemctl start openvpn или systemctl start </text:span><text:a xlink:type="simple" xlink:href="mailto:openvpn@server" text:style-name="Internet_20_link" text:visited-style-name="Visited_20_Internet_20_Link"><text:span text:style-name="T13">openvpn@server</text:span></text:a></text:p>
        </text:list-item>
      </text:list>
      <text:p text:style-name="P32"><text:span text:style-name="T13"><text:tab/></text:span></text:p>
      <text:p text:style-name="P32"><text:span text:style-name="T13"><text:tab/>Проверка:</text:span></text:p>
      <text:list xml:id="list3841661773" text:style-name="L10">
        <text:list-item>
          <text:p text:style-name="P34"><text:span text:style-name="T13">ip addr → tun0</text:span></text:p>
        </text:list-item>
      </text:list>
      <text:p text:style-name="P32"><text:span text:style-name="T13"/></text:p>
      <text:p text:style-name="P4"><text:span text:style-name="T20">2.</text:span><text:span text:style-name="T19"> Конфигурирование </text:span><text:span text:style-name="T20">клиента</text:span><text:span text:style-name="T19"> OpenVPN.</text:span></text:p>
      <text:p text:style-name="P9"><text:span text:style-name="T19">OpenVPN устанавливается на клиент ка к и на сервер, но нет нужды в easy-rsa т.к. ключи уже созданы. Нужно будет скопировать файл шаблона client.conf <text:s/>в /etc/openvpn/</text:span></text:p>
      <text:list xml:id="list4219822531" text:style-name="L11">
        <text:list-item>
          <text:p text:style-name="P10"><text:span text:style-name="T19">apt install openvpn</text:span></text:p>
        </text:list-item>
        <text:list-item>
          <text:p text:style-name="P10"><text:span text:style-name="T19">cp /usr/</text:span><text:span text:style-name="T7">share/doc/openvpn/examples/sample-config-files/client.conf /etc/openvpn/</text:span></text:p>
        </text:list-item>
        <text:list-item>
          <text:p text:style-name="P22"><text:span text:style-name="T6">Меняем конфигурационный файл, особенно ip сервера. (remote ip_addr port)</text:span></text:p>
        </text:list-item>
        <text:list-item>
          <text:p text:style-name="P22"><text:span text:style-name="T6">Добавляем строку для функции проверки подлинности сертификата: remote-cert-tls server</text:span></text:p>
        </text:list-item>
        <text:list-item>
          <text:p text:style-name="P23"><text:span text:style-name="T6">Переходим в катлог /etc/openvpn</text:span></text:p>
        </text:list-item>
        <text:list-item>
          <text:p text:style-name="P23"><text:span text:style-name="T6">Извлекаем ключи сертификации с сервера:</text:span></text:p>
          <text:list>
            <text:list-item>
              <text:p text:style-name="P23"><text:span text:style-name="T6">spc </text:span><text:a xlink:type="simple" xlink:href="mailto:user@ip_addr" text:style-name="Internet_20_link" text:visited-style-name="Visited_20_Internet_20_Link"><text:span text:style-name="T6">user@ip_addr</text:span></text:a><text:span text:style-name="T6">:/home/user/ca.crt . (. - переместить в данный каталог)</text:span></text:p>
            </text:list-item>
            <text:list-item>
              <text:p text:style-name="P23"><text:span text:style-name="T6">spc </text:span><text:a xlink:type="simple" xlink:href="mailto:user@ip_addr" text:style-name="Internet_20_link" text:visited-style-name="Visited_20_Internet_20_Link"><text:span text:style-name="T6">user@ip_addr</text:span></text:a><text:span text:style-name="T6">:/home/user/client.crt .</text:span></text:p>
            </text:list-item>
            <text:list-item>
              <text:p text:style-name="P23"><text:span text:style-name="T6">spc </text:span><text:a xlink:type="simple" xlink:href="mailto:user@ip_addr" text:style-name="Internet_20_link" text:visited-style-name="Visited_20_Internet_20_Link"><text:span text:style-name="T6">user@ip_addr</text:span></text:a><text:span text:style-name="T6">:/home/user/client.key .</text:span></text:p>
            </text:list-item>
          </text:list>
        </text:list-item>
        <text:list-item>
          <text:p text:style-name="P23">Передаем параметры, оповещая о том, что мы-клиент и исп шифрование TLS, а –config указывает на наш файл конфигураций:</text:p>
          <text:list>
            <text:list-item>
              <text:p text:style-name="P23">openvpn --tls-client --config /etc/openvpn/client.conf</text:p>
            </text:list-item>
          </text:list>
        </text:list-item>
      </text:list>
      <text:p text:style-name="P11"><text:span text:style-name="T19">Если что-то не так, следует посмотреть openvpn.log и openvpn-status.log в </text:span><text:span text:style-name="T7">/etc/openvpn/ </text:span><text:span text:style-name="T19">на сервере, в системных жураналах (journalctl -ce), убедиться, что етсь сететвое соединение</text:span><text:span text:style-name="T7">.</text:span></text:p>
      <text:p text:style-name="P11"><text:span text:style-name="T7"/></text:p>
      <text:p text:style-name="P14"><text:span text:style-name="T6">3. Тестирование VPN</text:span></text:p>
      <text:p text:style-name="P24"><text:span text:style-name="T6">1) Можно попробвать исп команду curl по адресу и порту сервера, кторый отправит нас в корневой веб-каталог:</text:span></text:p>
      <text:list xml:id="list832847616" text:style-name="L12">
        <text:list-item>
          <text:p text:style-name="P25"><text:span text:style-name="T6">curl ip_addr:port</text:span></text:p>
        </text:list-item>
      </text:list>
      <text:p text:style-name="P24"><text:span text:style-name="T6">Если удалить порт, то не должно работать!</text:span></text:p>
      <text:p text:style-name="P24"><text:span text:style-name="T6"/></text:p>
      <text:p text:style-name="P24"><text:span text:style-name="T6">2) Создать html форму, кинуть ее в корень, запустить ее и использовать программу Wireshark для сбора и анализа данных. (Пакеты будут зашифрованы при перехвате)</text:span></text:p>
      <text:p text:style-name="P2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8:03:30.141470225</meta:creation-date>
    <meta:generator>LibreOffice/6.1.5.2$Linux_x86 LibreOffice_project/10$Build-2</meta:generator>
    <dc:date>2020-11-11T19:21:12.663604537</dc:date>
    <meta:editing-duration>PT13M51S</meta:editing-duration>
    <meta:editing-cycles>2</meta:editing-cycles>
    <meta:document-statistic meta:table-count="0" meta:image-count="0" meta:object-count="0" meta:page-count="2" meta:paragraph-count="65" meta:word-count="529" meta:character-count="4084" meta:non-whitespace-character-count="3626"/>
  </office:meta>
</office:document-meta>
</file>